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Gargi-1.2b1" svg:font-family="Gargi-1.2b"/>
    <style:font-face style:name="Lohit Hindi1" svg:font-family="'Lohit Hindi'"/>
    <style:font-face style:name="Tahoma1" svg:font-family="Tahoma, Lucidasans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DejaVu Sans1" svg:font-family="'DejaVu Sans'" style:font-pitch="variable"/>
    <style:font-face style:name="DejaVu Sans Mono1" svg:font-family="'DejaVu Sans Mono'" style:font-pitch="variable"/>
    <style:font-face style:name="Droid Sans Fallback" svg:font-family="'Droid Sans Fallback'" style:font-pitch="variable"/>
    <style:font-face style:name="Lohit Hindi" svg:font-family="'Lohit Hindi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ahoma" svg:font-family="Tahoma, Lucidasans" style:font-pitch="variable"/>
    <style:font-face style:name="Bitstream Vera Serif" svg:font-family="'Bitstream Vera Serif'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1" svg:font-family="Symbol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Tableau1" style:family="table" style:master-page-name="Standard">
      <style:table-properties style:width="16.99cm" style:page-number="auto" table:align="right" style:writing-mode="lr-tb"/>
    </style:style>
    <style:style style:name="Tableau1.A" style:family="table-column">
      <style:table-column-properties style:column-width="11.296cm"/>
    </style:style>
    <style:style style:name="Tableau1.B" style:family="table-column">
      <style:table-column-properties style:column-width="5.694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au2" style:family="table">
      <style:table-properties style:width="13.365cm" fo:margin-left="2.058cm" table:align="left" style:writing-mode="lr-tb"/>
    </style:style>
    <style:style style:name="Tableau2.A" style:family="table-column">
      <style:table-column-properties style:column-width="13.365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top" fo:background-color="#ffffff" fo:padding="0cm" fo:border="0.25pt solid #000000" style:writing-mode="lr-tb">
        <style:background-image/>
      </style:table-cell-properties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font-size="8pt" fo:language="fr" fo:country="FR" style:font-size-asian="8pt" style:font-size-complex="8pt"/>
    </style:style>
    <style:style style:name="P3" style:family="paragraph" style:parent-style-name="Text_20_Body">
      <style:text-properties fo:font-size="8pt" fo:language="fr" fo:country="FR" fo:background-color="#ffffff" style:font-size-asian="8pt" style:font-size-complex="8pt"/>
    </style:style>
    <style:style style:name="P4" style:family="paragraph" style:parent-style-name="Text_20_Body">
      <style:paragraph-properties fo:margin-top="0cm" fo:margin-bottom="0cm" style:contextual-spacing="false"/>
      <style:text-properties fo:font-size="9pt" fo:language="fr" fo:country="FR" fo:font-weight="bold" fo:background-color="#ffffff" style:font-size-asian="9pt" style:font-weight-asian="bold" style:font-size-complex="9pt" style:font-weight-complex="bold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fo:font-size="9pt" fo:language="fr" fo:country="FR" fo:background-color="#ffffff" style:font-size-asian="9pt" style:font-size-complex="9pt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style:snap-to-layout-grid="false"/>
      <style:text-properties fo:font-size="9pt" fo:language="fr" fo:country="FR" fo:background-color="#ffffff" style:font-size-asian="9pt" style:font-size-complex="9pt"/>
    </style:style>
    <style:style style:name="P7" style:family="paragraph" style:parent-style-name="Text_20_Body">
      <style:paragraph-properties fo:margin-top="0cm" fo:margin-bottom="0cm" style:contextual-spacing="false" style:snap-to-layout-grid="false"/>
      <style:text-properties fo:font-size="9pt" fo:language="fr" fo:country="FR" fo:background-color="#ffffff" style:font-size-asian="9pt" style:font-size-complex="9pt"/>
    </style:style>
    <style:style style:name="P8" style:family="paragraph" style:parent-style-name="Text_20_Body">
      <style:paragraph-properties fo:margin-top="0cm" fo:margin-bottom="0cm" style:contextual-spacing="false" fo:background-color="#ffffff">
        <style:background-image/>
      </style:paragraph-properties>
    </style:style>
    <style:style style:name="P9" style:family="paragraph" style:parent-style-name="Text_20_Body">
      <style:paragraph-properties fo:margin-top="0.026cm" fo:margin-bottom="0cm" style:contextual-spacing="false"/>
    </style:style>
    <style:style style:name="P10" style:family="paragraph" style:parent-style-name="Text_20_Body">
      <style:paragraph-properties fo:margin-top="0.026cm" fo:margin-bottom="0cm" style:contextual-spacing="false"/>
      <style:text-properties fo:color="#0000ff" style:font-name="Helvetica" fo:font-size="10pt" fo:language="fr" fo:country="FR" fo:font-style="italic" style:text-underline-style="none" fo:font-weight="bold" fo:background-color="#ffffff" style:font-size-asian="10pt" style:font-style-asian="italic" style:font-weight-asian="bold" style:font-name-complex="Helvetica" style:font-size-complex="10pt" style:font-style-complex="italic" style:font-weight-complex="bold"/>
    </style:style>
    <style:style style:name="P11" style:family="paragraph" style:parent-style-name="Text_20_Body">
      <style:paragraph-properties fo:margin-top="0.026cm" fo:margin-bottom="0cm" style:contextual-spacing="false">
        <style:tab-stops>
          <style:tab-stop style:position="1.247cm"/>
        </style:tab-stops>
      </style:paragraph-properties>
    </style:style>
    <style:style style:name="P12" style:family="paragraph" style:parent-style-name="Text_20_Body">
      <style:paragraph-properties fo:margin-top="0.026cm" fo:margin-bottom="0cm" style:contextual-spacing="false"/>
      <style:text-properties fo:font-size="9pt" fo:language="fr" fo:country="FR" fo:font-style="normal" style:text-underline-style="none" fo:font-weight="normal" fo:background-color="#ffffff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P13" style:family="paragraph" style:parent-style-name="Text_20_Body">
      <style:paragraph-properties fo:margin-top="0.026cm" fo:margin-bottom="0cm" style:contextual-spacing="false">
        <style:tab-stops>
          <style:tab-stop style:position="1.247cm"/>
        </style:tab-stops>
      </style:paragraph-properties>
      <style:text-properties fo:font-size="9pt" fo:language="fr" fo:country="FR" fo:font-style="normal" style:text-underline-style="none" fo:font-weight="normal" fo:background-color="#ffffff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P14" style:family="paragraph" style:parent-style-name="Text_20_Body">
      <style:paragraph-properties fo:margin-top="0.026cm" fo:margin-bottom="0cm" style:contextual-spacing="false">
        <style:tab-stops>
          <style:tab-stop style:position="1.247cm"/>
        </style:tab-stops>
      </style:paragraph-properties>
      <style:text-properties fo:font-size="9pt" fo:language="fr" fo:country="FR" fo:font-weight="normal" fo:background-color="#ffffff" style:font-size-asian="9pt" style:font-weight-asian="normal" style:font-size-complex="9pt" style:font-weight-complex="normal"/>
    </style:style>
    <style:style style:name="P15" style:family="paragraph" style:parent-style-name="Text_20_Body">
      <style:paragraph-properties fo:margin-top="0.026cm" fo:margin-bottom="0cm" style:contextual-spacing="false"/>
      <style:text-properties style:font-name="Helvetica" fo:font-size="6pt" fo:language="fr" fo:country="FR" fo:font-style="italic" style:text-underline-style="solid" style:text-underline-width="auto" style:text-underline-color="font-color" fo:font-weight="bold" fo:background-color="#ffffff" style:font-size-asian="6pt" style:font-style-asian="italic" style:font-weight-asian="bold" style:font-name-complex="Helvetica" style:font-size-complex="6pt" style:font-style-complex="italic" style:font-weight-complex="bold"/>
    </style:style>
    <style:style style:name="P16" style:family="paragraph" style:parent-style-name="Text_20_Body">
      <style:paragraph-properties fo:margin-top="0.026cm" fo:margin-bottom="0cm" style:contextual-spacing="false"/>
      <style:text-properties fo:font-size="8pt" fo:language="fr" fo:country="FR" fo:background-color="#ffffff" style:font-size-asian="8pt" style:font-size-complex="8pt"/>
    </style:style>
    <style:style style:name="P17" style:family="paragraph" style:parent-style-name="Hanging_20_indent">
      <style:paragraph-properties fo:margin-top="0.026cm" fo:margin-bottom="0cm" style:contextual-spacing="false">
        <style:tab-stops>
          <style:tab-stop style:position="0cm"/>
          <style:tab-stop style:position="1.247cm"/>
        </style:tab-stops>
      </style:paragraph-properties>
      <style:text-properties fo:font-size="9pt" fo:language="fr" fo:country="FR" fo:font-style="normal" style:text-underline-style="none" fo:font-weight="normal" fo:background-color="#ffffff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P18" style:family="paragraph" style:parent-style-name="Text_20_Body">
      <style:paragraph-properties fo:margin-left="1.247cm" fo:margin-right="0cm" fo:margin-top="0.026cm" fo:margin-bottom="0cm" style:contextual-spacing="false" fo:text-indent="0cm" style:auto-text-indent="false"/>
    </style:style>
    <style:style style:name="P19" style:family="paragraph" style:parent-style-name="Text_20_Body">
      <style:paragraph-properties fo:margin-left="1.247cm" fo:margin-right="0cm" fo:margin-top="0.026cm" fo:margin-bottom="0cm" style:contextual-spacing="false" fo:text-indent="0cm" style:auto-text-indent="false"/>
      <style:text-properties fo:font-size="9pt" fo:language="fr" fo:country="FR" fo:font-style="normal" style:text-underline-style="none" fo:font-weight="normal" fo:background-color="#ffffff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P20" style:family="paragraph" style:parent-style-name="Text_20_Body">
      <style:paragraph-properties fo:margin-left="1.247cm" fo:margin-right="0cm" fo:margin-top="0.026cm" fo:margin-bottom="0cm" style:contextual-spacing="false" fo:text-indent="0cm" style:auto-text-indent="false">
        <style:tab-stops>
          <style:tab-stop style:position="2.494cm"/>
        </style:tab-stops>
      </style:paragraph-properties>
      <style:text-properties fo:font-size="9pt" fo:language="fr" fo:country="FR" fo:background-color="#ffffff" style:font-size-asian="9pt" style:font-size-complex="9pt"/>
    </style:style>
    <style:style style:name="P21" style:family="paragraph" style:parent-style-name="Text_20_Body">
      <style:paragraph-properties fo:margin-left="1.247cm" fo:margin-right="0cm" fo:margin-top="0.026cm" fo:margin-bottom="0cm" style:contextual-spacing="false" fo:text-indent="0cm" style:auto-text-indent="false">
        <style:tab-stops>
          <style:tab-stop style:position="2.494cm"/>
        </style:tab-stops>
      </style:paragraph-properties>
      <style:text-properties fo:font-size="9pt" fo:language="fr" fo:country="FR" fo:font-weight="normal" fo:background-color="#ffffff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left="1.247cm" fo:margin-right="0cm" fo:margin-top="0.026cm" fo:margin-bottom="0cm" style:contextual-spacing="false" fo:text-indent="0cm" style:auto-text-indent="false"/>
      <style:text-properties fo:font-size="8pt" fo:language="fr" fo:country="FR" fo:font-style="normal" style:text-underline-style="none" fo:font-weight="normal" fo:background-color="#ffffff" style:font-size-asian="8pt" style:font-style-asian="normal" style:font-weight-asian="normal" style:font-name-complex="Bitstream Vera Serif1" style:font-size-complex="8pt" style:font-style-complex="normal" style:font-weight-complex="normal"/>
    </style:style>
    <style:style style:name="P23" style:family="paragraph" style:parent-style-name="Text_20_Body">
      <style:paragraph-properties fo:margin-left="1.247cm" fo:margin-right="0cm" fo:margin-top="0.026cm" fo:margin-bottom="0cm" style:contextual-spacing="false" fo:text-indent="0cm" style:auto-text-indent="false"/>
      <style:text-properties fo:font-size="8pt" fo:language="fr" fo:country="FR" fo:background-color="#ffffff" style:font-size-asian="8pt" style:font-size-complex="8pt"/>
    </style:style>
    <style:style style:name="P24" style:family="paragraph" style:parent-style-name="Text_20_Body">
      <style:paragraph-properties fo:margin-left="1.247cm" fo:margin-right="0cm" fo:margin-top="0.026cm" fo:margin-bottom="0cm" style:contextual-spacing="false" fo:text-indent="0cm" style:auto-text-indent="false">
        <style:tab-stops>
          <style:tab-stop style:position="2.494cm"/>
        </style:tab-stops>
      </style:paragraph-properties>
    </style:style>
    <style:style style:name="P25" style:family="paragraph" style:parent-style-name="Text_20_Body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  <style:text-properties fo:font-size="9pt" fo:language="fr" fo:country="FR" fo:font-style="normal" fo:font-weight="normal" fo:background-color="#ffffff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P26" style:family="paragraph" style:parent-style-name="Text_20_Body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  <style:text-properties fo:font-size="9pt" fo:language="fr" fo:country="FR" fo:font-style="normal" style:text-underline-style="none" fo:font-weight="normal" fo:background-color="#ffffff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P27" style:family="paragraph" style:parent-style-name="Text_20_Body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</style:style>
    <style:style style:name="P28" style:family="paragraph" style:parent-style-name="Table_20_Contents">
      <style:text-properties fo:font-size="6pt" fo:language="fr" fo:country="FR" fo:text-shadow="1pt 1pt" fo:background-color="#ffffcc" style:font-size-asian="6pt" style:font-size-complex="6pt"/>
    </style:style>
    <style:style style:name="P29" style:family="paragraph" style:parent-style-name="Table_20_Contents">
      <style:paragraph-properties style:snap-to-layout-grid="false"/>
      <style:text-properties fo:font-size="6pt" fo:language="fr" fo:country="FR" fo:text-shadow="1pt 1pt" fo:background-color="#ffffcc" style:font-size-asian="6pt" style:font-size-complex="6pt"/>
    </style:style>
    <style:style style:name="P30" style:family="paragraph" style:parent-style-name="Table_20_Contents">
      <style:text-properties fo:language="fr" fo:country="FR"/>
    </style:style>
    <style:style style:name="P31" style:family="paragraph" style:parent-style-name="Hanging_20_indent">
      <style:text-properties fo:color="#0000ff" style:font-name="Helvetica" fo:font-size="6pt" fo:language="fr" fo:country="FR" fo:font-style="italic" style:text-underline-style="none" fo:font-weight="bold" fo:background-color="#ffffff" style:font-size-asian="6pt" style:font-style-asian="italic" style:font-weight-asian="bold" style:font-name-complex="Helvetica" style:font-size-complex="6pt" style:font-style-complex="italic" style:font-weight-complex="bold"/>
    </style:style>
    <style:style style:name="P32" style:family="paragraph" style:parent-style-name="Text_20_Body" style:list-style-name="WW8Num1">
      <style:paragraph-properties fo:margin-top="0.026cm" fo:margin-bottom="0cm" style:contextual-spacing="false">
        <style:tab-stops>
          <style:tab-stop style:position="1.247cm"/>
        </style:tab-stops>
      </style:paragraph-properties>
    </style:style>
    <style:style style:name="P33" style:family="paragraph" style:parent-style-name="Text_20_Body" style:list-style-name="WW8Num1">
      <style:paragraph-properties fo:margin-top="0.026cm" fo:margin-bottom="0cm" style:contextual-spacing="false">
        <style:tab-stops>
          <style:tab-stop style:position="1.247cm"/>
        </style:tab-stops>
      </style:paragraph-properties>
      <style:text-properties officeooo:paragraph-rsid="0014d647"/>
    </style:style>
    <style:style style:name="P34" style:family="paragraph" style:parent-style-name="Text_20_Body" style:list-style-name="WW8Num11">
      <style:paragraph-properties fo:margin-top="0.026cm" fo:margin-bottom="0cm" style:contextual-spacing="false">
        <style:tab-stops>
          <style:tab-stop style:position="1.247cm"/>
        </style:tab-stops>
      </style:paragraph-properties>
      <style:text-properties fo:font-size="9pt" fo:language="fr" fo:country="FR" fo:font-weight="normal" fo:background-color="#ffffff" style:font-size-asian="9pt" style:font-weight-asian="normal" style:font-size-complex="9pt" style:font-weight-complex="normal"/>
    </style:style>
    <style:style style:name="P35" style:family="paragraph" style:parent-style-name="Text_20_Body">
      <style:paragraph-properties fo:margin-top="0.026cm" fo:margin-bottom="0cm" style:contextual-spacing="false"/>
      <style:text-properties fo:color="#0000ff" style:font-name="Helvetica" fo:font-size="10pt" fo:language="fr" fo:country="FR" fo:font-style="italic" style:text-underline-style="none" fo:font-weight="bold" fo:background-color="#ffffff" style:font-size-asian="10pt" style:font-style-asian="italic" style:font-weight-asian="bold" style:font-name-complex="Helvetica" style:font-size-complex="10pt" style:font-style-complex="italic" style:font-weight-complex="bold"/>
    </style:style>
    <style:style style:name="P36" style:family="paragraph" style:parent-style-name="Text_20_Body" style:list-style-name="WW8Num1">
      <style:paragraph-properties fo:margin-top="0.026cm" fo:margin-bottom="0cm" style:contextual-spacing="false">
        <style:tab-stops>
          <style:tab-stop style:position="1.247cm"/>
        </style:tab-stops>
      </style:paragraph-properties>
      <style:text-properties officeooo:rsid="0014d647" officeooo:paragraph-rsid="0014d647"/>
    </style:style>
    <style:style style:name="P37" style:family="paragraph" style:parent-style-name="Text_20_Body" style:list-style-name="WW8Num1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</style:style>
    <style:style style:name="P38" style:family="paragraph" style:parent-style-name="Text_20_Body" style:list-style-name="WW8Num8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</style:style>
    <style:style style:name="P39" style:family="paragraph" style:parent-style-name="Text_20_Body" style:list-style-name="WW8Num6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</style:style>
    <style:style style:name="P40" style:family="paragraph" style:parent-style-name="Text_20_Body" style:list-style-name="WW8Num2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</style:style>
    <style:style style:name="P41" style:family="paragraph" style:parent-style-name="Text_20_Body" style:list-style-name="WW8Num9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</style:style>
    <style:style style:name="P42" style:family="paragraph" style:parent-style-name="Text_20_Body" style:list-style-name="WW8Num10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</style:style>
    <style:style style:name="P43" style:family="paragraph" style:parent-style-name="Text_20_Body" style:list-style-name="WW8Num3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</style:style>
    <style:style style:name="P44" style:family="paragraph" style:parent-style-name="Text_20_Body" style:list-style-name="WW8Num4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</style:style>
    <style:style style:name="P45" style:family="paragraph" style:parent-style-name="Text_20_Body" style:list-style-name="WW8Num7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</style:style>
    <style:style style:name="P46" style:family="paragraph" style:parent-style-name="Text_20_Body" style:list-style-name="WW8Num7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  <style:text-properties officeooo:paragraph-rsid="000fae71"/>
    </style:style>
    <style:style style:name="P47" style:family="paragraph" style:parent-style-name="Text_20_Body" style:list-style-name="WW8Num5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</style:style>
    <style:style style:name="P48" style:family="paragraph" style:parent-style-name="Text_20_Body" style:list-style-name="WW8Num3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  <style:text-properties fo:font-size="9pt" fo:language="fr" fo:country="FR" fo:background-color="#ffffff" style:font-size-asian="9pt" style:font-size-complex="9pt"/>
    </style:style>
    <style:style style:name="P49" style:family="paragraph" style:parent-style-name="Text_20_Body" style:list-style-name="WW8Num4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  <style:text-properties fo:font-size="9pt" fo:language="fr" fo:country="FR" fo:background-color="#ffffff" style:font-size-asian="9pt" style:font-size-complex="9pt"/>
    </style:style>
    <style:style style:name="P50" style:family="paragraph" style:parent-style-name="Text_20_Body" style:list-style-name="WW8Num5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  <style:text-properties fo:font-size="9pt" fo:language="fr" fo:country="FR" fo:background-color="#ffffff" style:font-size-asian="9pt" style:font-size-complex="9pt"/>
    </style:style>
    <style:style style:name="P51" style:family="paragraph" style:parent-style-name="Text_20_Body" style:list-style-name="WW8Num3">
      <style:paragraph-properties fo:margin-left="1.247cm" fo:margin-right="0cm" fo:margin-top="0.026cm" fo:margin-bottom="0cm" style:contextual-spacing="false" fo:text-indent="-0.499cm" style:auto-text-indent="false">
        <style:tab-stops>
          <style:tab-stop style:position="1.247cm"/>
        </style:tab-stops>
      </style:paragraph-properties>
      <style:text-properties fo:font-size="9pt" fo:language="fr" fo:country="FR" fo:font-weight="normal" fo:background-color="#ffffff" style:font-size-asian="9pt" style:font-weight-asian="normal" style:font-size-complex="9pt" style:font-weight-complex="normal"/>
    </style:style>
    <style:style style:name="P52" style:family="paragraph" style:parent-style-name="Text_20_Body" style:list-style-name="WW8Num11">
      <style:paragraph-properties fo:margin-left="1.247cm" fo:margin-right="0cm" fo:text-indent="-0.499cm" style:auto-text-indent="false">
        <style:tab-stops>
          <style:tab-stop style:position="1.247cm"/>
        </style:tab-stops>
      </style:paragraph-properties>
    </style:style>
    <style:style style:name="P53" style:family="paragraph" style:parent-style-name="Text_20_Body" style:list-style-name="WW8Num5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1.247cm"/>
        </style:tab-stops>
      </style:paragraph-properties>
      <style:text-properties fo:font-size="9pt" fo:language="fr" fo:country="FR" fo:background-color="#ffffff" style:font-size-asian="9pt" style:font-size-complex="9pt"/>
    </style:style>
    <style:style style:name="T1" style:family="text">
      <style:text-properties fo:font-size="9pt" fo:language="fr" fo:country="FR" fo:background-color="#ffffff" loext:char-shading-value="0" style:font-size-asian="9pt" style:font-size-complex="9pt"/>
    </style:style>
    <style:style style:name="T2" style:family="text">
      <style:text-properties fo:font-size="9pt" fo:language="fr" fo:country="FR" officeooo:rsid="0011c1c3" fo:background-color="#ffffff" loext:char-shading-value="0" style:font-size-asian="9pt" style:font-size-complex="9pt"/>
    </style:style>
    <style:style style:name="T3" style:family="text">
      <style:text-properties fo:font-size="9pt" fo:language="fr" fo:country="FR" fo:background-color="#ffffff" loext:char-shading-value="0" style:font-size-asian="9pt" style:font-name-complex="Bitstream Vera Serif1" style:font-size-complex="9pt"/>
    </style:style>
    <style:style style:name="T4" style:family="text">
      <style:text-properties fo:font-size="9pt" fo:language="fr" fo:country="FR" fo:font-weight="bold" style:font-size-asian="9pt" style:font-weight-asian="bold" style:font-size-complex="9pt" style:font-weight-complex="bold"/>
    </style:style>
    <style:style style:name="T5" style:family="text">
      <style:text-properties fo:font-size="9pt" fo:language="fr" fo:country="FR" fo:font-weight="bold" fo:background-color="#ffffff" loext:char-shading-value="0" style:font-size-asian="9pt" style:font-weight-asian="bold" style:font-size-complex="9pt" style:font-weight-complex="bold"/>
    </style:style>
    <style:style style:name="T6" style:family="text">
      <style:text-properties fo:font-size="9pt" fo:language="fr" fo:country="FR" fo:font-style="normal" style:text-underline-style="none" fo:font-weight="normal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7" style:family="text">
      <style:text-properties fo:font-size="9pt" fo:language="fr" fo:country="FR" fo:font-style="normal" style:text-underline-style="none" fo:font-weight="normal" officeooo:rsid="000fae71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8" style:family="text">
      <style:text-properties fo:font-size="9pt" fo:language="fr" fo:country="FR" fo:font-style="normal" style:text-underline-style="none" fo:font-weight="normal" officeooo:rsid="0013342f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9" style:family="text">
      <style:text-properties fo:font-size="9pt" fo:language="fr" fo:country="FR" fo:font-style="normal" style:text-underline-style="none" fo:font-weight="normal" officeooo:rsid="0014d647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10" style:family="text">
      <style:text-properties fo:font-size="9pt" fo:language="fr" fo:country="FR" fo:font-style="normal" style:text-underline-style="none" fo:font-weight="normal" officeooo:rsid="0014fba3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11" style:family="text">
      <style:text-properties fo:font-size="9pt" fo:language="fr" fo:country="FR" fo:font-style="normal" style:text-underline-style="none" fo:font-weight="normal" fo:background-color="#ffffff" loext:char-shading-value="0" style:font-name-asian="Bitstream Vera Serif" style:font-size-asian="9pt" style:font-style-asian="normal" style:font-weight-asian="normal" style:font-name-complex="Bitstream Vera Serif" style:font-size-complex="9pt" style:font-style-complex="normal" style:font-weight-complex="normal"/>
    </style:style>
    <style:style style:name="T12" style:family="text">
      <style:text-properties fo:font-size="9pt" fo:language="fr" fo:country="FR" fo:font-style="normal" fo:font-weight="normal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13" style:family="text">
      <style:text-properties fo:font-size="9pt" fo:language="fr" fo:country="FR" fo:font-style="normal" style:text-underline-style="solid" style:text-underline-width="auto" style:text-underline-color="font-color" fo:font-weight="normal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14" style:family="text">
      <style:text-properties fo:font-size="9pt" fo:language="fr" fo:country="FR" fo:font-weight="normal" fo:background-color="#ffffff" loext:char-shading-value="0" style:font-size-asian="9pt" style:font-weight-asian="normal" style:font-name-complex="Bitstream Vera Serif1" style:font-size-complex="9pt" style:font-weight-complex="normal"/>
    </style:style>
    <style:style style:name="T15" style:family="text">
      <style:text-properties fo:font-size="9pt" fo:language="fr" fo:country="FR" fo:font-weight="normal" fo:background-color="#ffffff" loext:char-shading-value="0" style:font-size-asian="9pt" style:font-weight-asian="normal" style:font-size-complex="9pt" style:font-weight-complex="normal"/>
    </style:style>
    <style:style style:name="T16" style:family="text">
      <style:text-properties fo:color="#0000ff" style:font-name="Helvetica" fo:font-size="10pt" fo:language="fr" fo:country="FR" fo:font-style="italic" style:text-underline-style="none" fo:font-weight="bold" fo:background-color="#ffffff" loext:char-shading-value="0" style:font-size-asian="10pt" style:font-style-asian="italic" style:font-weight-asian="bold" style:font-name-complex="Helvetica" style:font-size-complex="10pt" style:font-style-complex="italic" style:font-weight-complex="bold"/>
    </style:style>
    <style:style style:name="T17" style:family="text">
      <style:text-properties fo:color="#000000" fo:font-size="9pt" fo:language="fr" fo:country="FR" fo:font-style="normal" fo:font-weight="normal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18" style:family="text">
      <style:text-properties fo:color="#000000" fo:font-size="9pt" fo:language="fr" fo:country="FR" fo:font-style="normal" fo:font-weight="normal" officeooo:rsid="0014d647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19" style:family="text">
      <style:text-properties fo:color="#000000" fo:font-size="9pt" fo:language="fr" fo:country="FR" fo:font-style="normal" style:text-underline-style="none" fo:font-weight="normal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20" style:family="text">
      <style:text-properties fo:color="#000000" fo:font-size="9pt" fo:language="fr" fo:country="FR" fo:font-style="normal" style:text-underline-style="none" fo:font-weight="normal" officeooo:rsid="0014d647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21" style:family="text">
      <style:text-properties fo:color="#000000" fo:font-size="9pt" fo:language="fr" fo:country="FR" fo:background-color="#ffffff" loext:char-shading-value="0" style:font-size-asian="9pt" style:font-name-complex="Bitstream Vera Serif1" style:font-size-complex="9pt"/>
    </style:style>
    <style:style style:name="T22" style:family="text">
      <style:text-properties fo:color="#000000" fo:font-size="9pt" fo:language="fr" fo:country="FR" fo:background-color="#ffffff" loext:char-shading-value="0" style:font-size-asian="9pt" style:font-size-complex="9pt"/>
    </style:style>
    <style:style style:name="T23" style:family="text">
      <style:text-properties fo:color="#000000" fo:font-size="9pt" fo:language="fr" fo:country="FR" fo:font-weight="normal" fo:background-color="#ffffff" loext:char-shading-value="0" style:font-size-asian="9pt" style:font-weight-asian="normal" style:font-size-complex="9pt" style:font-weight-complex="normal"/>
    </style:style>
    <style:style style:name="T24" style:family="text">
      <style:text-properties fo:color="#000000" fo:font-size="9pt" fo:language="fr" fo:country="FR" fo:font-weight="bold" fo:background-color="#ffffff" loext:char-shading-value="0" style:font-size-asian="9pt" style:font-weight-asian="bold" style:font-size-complex="9pt" style:font-weight-complex="bold"/>
    </style:style>
    <style:style style:name="T25" style:family="text">
      <style:text-properties fo:color="#000000" fo:font-size="9pt" fo:language="fr" fo:country="FR" style:text-underline-style="none" fo:background-color="#ffffff" loext:char-shading-value="0" style:font-size-asian="9pt" style:font-size-complex="9pt"/>
    </style:style>
    <style:style style:name="T26" style:family="text">
      <style:text-properties fo:color="#000000" fo:font-size="9pt" fo:language="fr" fo:country="FR" style:text-underline-style="none" officeooo:rsid="000fae71" fo:background-color="#ffffff" loext:char-shading-value="0" style:font-size-asian="9pt" style:font-size-complex="9pt"/>
    </style:style>
    <style:style style:name="T27" style:family="text">
      <style:text-properties fo:color="#000000" fo:font-size="9pt" fo:language="fr" fo:country="FR" style:text-underline-style="none" officeooo:rsid="001052b1" fo:background-color="#ffffff" loext:char-shading-value="0" style:font-size-asian="9pt" style:font-size-complex="9pt"/>
    </style:style>
    <style:style style:name="T28" style:family="text">
      <style:text-properties officeooo:rsid="0013342f"/>
    </style:style>
    <style:style style:name="T29" style:family="text">
      <style:text-properties officeooo:rsid="0014d647"/>
    </style:style>
    <style:style style:name="T30" style:family="text">
      <style:text-properties fo:color="#008000" fo:font-size="9pt" fo:language="fr" fo:country="FR" fo:font-style="normal" style:text-underline-style="none" fo:font-weight="normal" officeooo:rsid="0014d647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31" style:family="text">
      <style:text-properties fo:color="#ff420e" fo:font-size="9pt" fo:language="fr" fo:country="FR" fo:font-style="normal" style:text-underline-style="none" fo:font-weight="normal" officeooo:rsid="0014d647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Nicolas LE GAILLART</text:p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4">Résidence François Leroux</text:p>
          </table:table-cell>
          <table:table-cell table:style-name="Tableau1.A1" office:value-type="string">
            <text:p text:style-name="P5">38 ans, né à Auxerre (89)</text:p>
          </table:table-cell>
        </table:table-row>
        <table:table-row table:style-name="Tableau1.1">
          <table:table-cell table:style-name="Tableau1.A1" office:value-type="string">
            <text:p text:style-name="P4">91400 Orsay</text:p>
          </table:table-cell>
          <table:table-cell table:style-name="Tableau1.A1" office:value-type="string">
            <text:p text:style-name="P5">Célibataire</text:p>
          </table:table-cell>
        </table:table-row>
        <table:table-row table:style-name="Tableau1.1">
          <table:table-cell table:style-name="Tableau1.A1" office:value-type="string">
            <text:p text:style-name="P4">Tel. <text:s text:c="2"/>09 50 60 60 81</text:p>
          </table:table-cell>
          <table:table-cell table:style-name="Tableau1.A1" office:value-type="string">
            <text:p text:style-name="P5">Nationalité française</text:p>
          </table:table-cell>
        </table:table-row>
        <table:table-row table:style-name="Tableau1.1">
          <table:table-cell table:style-name="Tableau1.A1" office:value-type="string">
            <text:p text:style-name="P4">Port. 06 18 54 07 18</text:p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8"><text:span text:style-name="T4">e-mail: </text:span><text:a xlink:type="simple" xlink:href="mailto:nicolas@legaillart.com"><text:span text:style-name="Internet_20_Link"><text:span text:style-name="T24">nicolas@legaillart.fr</text:span></text:span></text:a></text:p>
          </table:table-cell>
          <table:table-cell table:style-name="Tableau1.A1" office:value-type="string">
            <text:p text:style-name="P7"/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/>
        <table:table-header-rows>
          <table:table-row table:style-name="Tableau2.1">
            <table:table-cell table:style-name="Tableau2.A1" office:value-type="string">
              <text:p text:style-name="P29"/>
              <text:p text:style-name="P30">Administrateur Systèmes et Réseaux</text:p>
              <text:p text:style-name="P28"/>
            </table:table-cell>
          </table:table-row>
        </table:table-header-rows>
      </table:table>
      <text:p text:style-name="P1"/>
      <text:p text:style-name="P1"/>
      <text:p text:style-name="P2"/>
      <text:p text:style-name="P10">Expériences professionnelles</text:p>
      <text:p text:style-name="P10"/>
      <text:p text:style-name="P10"/>
      <text:list xml:id="list3205486469798751436" text:style-name="WW8Num1">
        <text:list-item>
          <text:p text:style-name="P33"><text:span text:style-name="T9">Février 2014 - : </text:span><text:a xlink:type="simple" xlink:href="http://www.wengo.fr/"><text:span text:style-name="Internet_20_Link"><text:span text:style-name="T18">Wengo SAS</text:span></text:span></text:a><text:span text:style-name="T20"> </text:span><text:span text:style-name="T9">(Groupe Vivendi) , Paris (75):</text:span></text:p>
          <text:p text:style-name="P36"><text:span text:style-name="T6">- Maintenance des plateformes Wengo, Astrocenter, Devis</text:span><text:span text:style-name="T10">p</text:span><text:span text:style-name="T6">resto et JuriTravail</text:span></text:p>
          <text:p text:style-name="P36"><text:span text:style-name="T6"/></text:p>
        </text:list-item>
        <text:list-item>
          <text:p text:style-name="P32"><text:span text:style-name="T6">Juillet 2011 - </text:span><text:span text:style-name="T8">Octobre</text:span><text:span text:style-name="T7"> 2013 </text:span><text:span text:style-name="T6">: </text:span><text:a xlink:type="simple" xlink:href="http://www.fia-net-group.com/"><text:span text:style-name="Internet_20_Link"><text:span text:style-name="T17">FIA-NET</text:span></text:span></text:a><text:span text:style-name="T6"> (Groupe </text:span><text:a xlink:type="simple" xlink:href="http://www.credit-agricole.com/"><text:span text:style-name="Internet_20_Link"><text:span text:style-name="T17">Crédit Agricole</text:span></text:span></text:a><text:span text:style-name="T6">), Paris (75):</text:span></text:p>
        </text:list-item>
      </text:list>
      <text:p text:style-name="P13"><text:tab/>- Maintenance de la plateforme Kwixo: 20 serveurs Solaris 10 et CentOS, répartis sur deux sites, applicatifs utilisant Java/Apache Tomcat/Sybase/CouchDB/ActiveMQ;</text:p>
      <text:p text:style-name="P13"><text:tab/>- Maintenance de la plateforme “historique” FIA-NET (Sceau de confiance, Certissim): Serveurs Solaris 9 puis Red Hat/VMWare ESXi, répartis sur deux sites, applicatifs utilisant PHP/Apache/Sybase;</text:p>
      <text:p text:style-name="P11"><text:span text:style-name="Internet_20_Link"><text:span text:style-name="T6"><text:tab/></text:span></text:span><text:span text:style-name="T6">- Gestion des comptes e-mail et back-office des utilisateurs.</text:span></text:p>
      <text:p text:style-name="P25"/>
      <text:list xml:id="list124741202028039" text:continue-numbering="true" text:style-name="WW8Num1">
        <text:list-item>
          <text:p text:style-name="P37"><text:span text:style-name="T6">Juillet 2010 - Juin 2011 : </text:span><text:a xlink:type="simple" xlink:href="http://www.cloudmark.com/"><text:span text:style-name="Internet_20_Link"><text:span text:style-name="T17">Cloudmark Labs</text:span></text:span></text:a><text:span text:style-name="Internet_20_Link"><text:span text:style-name="T12">,</text:span></text:span><text:span text:style-name="T6"> Paris (75):</text:span></text:p>
        </text:list-item>
      </text:list>
      <text:p text:style-name="P26"><text:tab/>- Installation et gestion de la plateforme de filtrage e-mail Orange/Wanadoo France (60 serveurs sous Linux Red Hat), support 4ème niveau, configuration/maintenance du Monitoring (Nagios/Centreon) et des load-balancers (F5 BigIP);</text:p>
      <text:p text:style-name="P27"><text:span text:style-name="T6"><text:tab/>- Installation de la plateforme de filtrage e-mail de laposte.net (10 serveurs sous Linux Red Hat)</text:span><text:span text:style-name="T16">.</text:span></text:p>
      <text:p text:style-name="P10"/>
      <text:list xml:id="list124742017239109" text:continue-numbering="true" text:style-name="WW8Num1">
        <text:list-item>
          <text:p text:style-name="P32"><text:span text:style-name="T7">Décembre</text:span><text:span text:style-name="T6"> 2007 - Juillet 2010 : </text:span><text:a xlink:type="simple" xlink:href="http://www.boonty.com/"><text:span text:style-name="Internet_20_Link"><text:span text:style-name="T17">Mondadori France Digital,</text:span></text:span></text:a><text:span text:style-name="T6"> Paris (75):</text:span></text:p>
        </text:list-item>
      </text:list>
      <text:p text:style-name="P12"><text:tab/>- Réorganisation de l'infrastructure existante;</text:p>
      <text:p text:style-name="P17"><text:tab/><text:tab/>- Gestion d'une plateforme hébergeant divers CMS (eZ-publish, Joomla, SPIP, Movable Type, Wordpress) sous Linux Red Hat;</text:p>
      <text:p text:style-name="P12"><text:tab/>- Changement d'hébergeur et installation d'une nouvelle infrastructure (Linux Gentoo, LDAP, Bind, MySQL, SVN, VMWare Server, Nagios, Munin, load-balancers F5 BigIP).</text:p>
      <text:p text:style-name="P31"/>
      <text:list xml:id="list4724630366511012030" text:style-name="WW8Num8">
        <text:list-item>
          <text:p text:style-name="P38"><text:span text:style-name="T6">Octobre 2005 - Novembre 2007: </text:span><text:a xlink:type="simple" xlink:href="http://www.boonty.com/"><text:span text:style-name="Internet_20_Link"><text:span text:style-name="T17">Boonty S.A.</text:span></text:span></text:a><text:a xlink:type="simple" xlink:href="http://www.boonty.com/"><text:span text:style-name="Internet_20_Link"><text:span text:style-name="T12">,</text:span></text:span></text:a><text:span text:style-name="T6"> Paris (75):</text:span></text:p>
        </text:list-item>
      </text:list>
      <text:p text:style-name="P12"><text:tab/>- Installation/Maintenance de serveurs (Linux Debian): Mail (QMail, Postfix), Web (Apache), <text:s/>Bases de données (MySQL), Back-office (bugtracker, wiki, CRM...) et monitoring (Nagios/Munin);</text:p>
      <text:p text:style-name="P9"><text:span text:style-name="T11"><text:s/></text:span><text:span text:style-name="T6"><text:tab/>- Relation avec les équipes techniques et marketing;</text:span></text:p>
      <text:p text:style-name="P9"><text:span text:style-name="T11"><text:s/></text:span><text:span text:style-name="T6"><text:tab/>- Gestion du parc utilisateur.</text:span></text:p>
      <text:p text:style-name="P12"/>
      <text:list xml:id="list8425414536700962066" text:style-name="WW8Num6">
        <text:list-item>
          <text:p text:style-name="P39"><text:span text:style-name="T6">Septembre - Octobre 2005: </text:span><text:span text:style-name="T13">ND Logistics</text:span><text:span text:style-name="T6"> (groupe </text:span><text:a xlink:type="simple" xlink:href="http://www.norbert-dentressangle.fr/"><text:span text:style-name="Internet_20_Link"><text:span text:style-name="T17">Norbert Dentressangle</text:span></text:span></text:a><text:span text:style-name="T6">), Melun (77):</text:span></text:p>
        </text:list-item>
      </text:list>
      <text:p text:style-name="P19">- Conception d'une application de facturation pour intranet (programmation PHP/PostgreSQL/Oracle);</text:p>
      <text:p text:style-name="P19">- Conception de scripts de reporting (programmation PHP/PostgreSQL/Oracle).</text:p>
      <text:p text:style-name="P19"/>
      <text:list xml:id="list1053429597829588732" text:style-name="WW8Num2">
        <text:list-item>
          <text:p text:style-name="P40"><text:span text:style-name="T6">Novembre 2000 - Décembre 2004: </text:span><text:a xlink:type="simple" xlink:href="http://www.ifrance.com/"><text:span text:style-name="Internet_20_Link"><text:span text:style-name="T17">iFrance S.A.</text:span></text:span></text:a><text:span text:style-name="T6"> (groupe </text:span><text:a xlink:type="simple" xlink:href="http://www.accld.com/"><text:span text:style-name="Internet_20_Link"><text:span text:style-name="T17">ACCLD</text:span></text:span></text:a><text:span text:style-name="T6">), Dijon (21):</text:span></text:p>
        </text:list-item>
      </text:list>
      <text:p text:style-name="P19">- Support utilisateur (assistance technique HTML et PHP, gestion des comptes utilisateurs);</text:p>
      <text:p text:style-name="P19">- Surveillance de contenu;</text:p>
      <text:p text:style-name="P19">- Installation et administration système d'un parc de 40 serveurs-lame sous Linux Red Hat et FreeBSD hébergeant environ 350 000 sites web et comptes e-mail (exploitation des comptes utilisateurs, mise à jour des ressources systèmes).</text:p>
      <text:p text:style-name="P19"/>
      <text:list xml:id="list5467024572206167561" text:style-name="WW8Num9">
        <text:list-item>
          <text:p text:style-name="P41"><text:span text:style-name="T6">Août 1999 - Septembre 2000: </text:span><text:span text:style-name="T13">Usine J2T</text:span><text:span text:style-name="T6"> (groupe Thomson Multimédia), Tonnerre (89):</text:span></text:p>
        </text:list-item>
      </text:list>
      <text:p text:style-name="P19">- Conception d'un automate de test de fin de chaîne en équipe avec un automaticien (Programmation en C de la partie analyse de signal infrarouge);</text:p>
      <text:p text:style-name="P19">- Inventaire du parc informatique et création d'une base de données sous MS Access permettant de le gérer.</text:p>
      <text:p text:style-name="P19"><text:soft-page-break/></text:p>
      <text:list xml:id="list1520211205660215234" text:style-name="WW8Num10">
        <text:list-item>
          <text:p text:style-name="P42"><text:span text:style-name="T3">Avril - Juin 1999: </text:span><text:a xlink:type="simple" xlink:href="http://www.suffolk.ac.uk/"><text:span text:style-name="Internet_20_Link"><text:span text:style-name="T21">University College Suffolk</text:span></text:span></text:a><text:span text:style-name="T3">, Ipswich, </text:span><text:span text:style-name="T14">England</text:span><text:span text:style-name="T3">:</text:span></text:p>
        </text:list-item>
      </text:list>
      <text:p text:style-name="P18"><text:span text:style-name="T3">- Stage en cours de formation: mise en place d'un serveur </text:span><text:span text:style-name="T14">Linux</text:span><text:span text:style-name="T3"> pour utilisation pédagogique (Installation d'une distribution Mandrake et intégration/partage avec les postes utilisateurs sous Windows NT4).</text:span></text:p>
      <text:p text:style-name="P22"/>
      <text:p text:style-name="P22"/>
      <text:p text:style-name="P22"/>
      <text:p text:style-name="P10">Compétences</text:p>
      <text:p text:style-name="P15"/>
      <text:list xml:id="list6109118392255092777" text:style-name="WW8Num3">
        <text:list-item>
          <text:p text:style-name="P48">Systèmes d'exploitation: </text:p>
        </text:list-item>
      </text:list>
      <text:p text:style-name="P24"><text:span text:style-name="T1">- Systèmes type </text:span><text:span text:style-name="T15">Unix</text:span><text:span text:style-name="T5"> : </text:span><text:span text:style-name="T1">GNU/Linux (Debian, Red Hat, Gentoo, Ubuntu...), FreeBSD, OpenBSD, Oracle Solaris;</text:span></text:p>
      <text:p text:style-name="P20">- Systèmes temps réel : Microware OS-9;</text:p>
      <text:p text:style-name="P24"><text:span text:style-name="T1">- Systèmes Microsoft : </text:span><text:span text:style-name="T15">Windows Server (notions).</text:span></text:p>
      <text:list xml:id="list124742236040146" text:continue-numbering="true" text:style-name="WW8Num3">
        <text:list-item>
          <text:p text:style-name="P43"><text:span text:style-name="T1">Langages de programmation: </text:span><text:span text:style-name="T15">PHP</text:span><text:span text:style-name="T1">, Perl, Python, C, Assembleur x86 &amp; 68000, Ada, Visual Basic. </text:span></text:p>
        </text:list-item>
        <text:list-item>
          <text:p text:style-name="P43"><text:span text:style-name="T1">Langages de script et de mise en forme: </text:span><text:span text:style-name="T15">XHTML</text:span><text:span text:style-name="T1">, CSS, JavaScript, XML/Docbook, XSLT, BASH. </text:span></text:p>
        </text:list-item>
        <text:list-item>
          <text:p text:style-name="P43"><text:span text:style-name="T1">Bases de données : </text:span><text:span text:style-name="T15">MySQL/MariaDB, PostgreSQL, Oracle, SQLite, CouchDB.</text:span></text:p>
        </text:list-item>
        <text:list-item>
          <text:p text:style-name="P51">Outils de surveillance et de métrologie : MRTG, Munin, Collectd, Cacti, Zabbix, Nagios, Centreon, Splunk.</text:p>
        </text:list-item>
        <text:list-item>
          <text:p text:style-name="P51">Serveurs: </text:p>
        </text:list-item>
      </text:list>
      <text:p text:style-name="P21">- Web : Apache, Tomcat, Lighttpd, Nginx, IIS, Squid, Varnish;</text:p>
      <text:p text:style-name="P21">- Mail : QMail, Postfix, sendmail, Courier, Dovecot, Amavis, SpamAssassin, clamAV, VadeRetro, MS Exchange; </text:p>
      <text:p text:style-name="P21">- FTP : vsftpd, pure-ftpd, proftpd;</text:p>
      <text:p text:style-name="P21">- DNS : bind9; </text:p>
      <text:p text:style-name="P21">- Redondance : keepalived, heartbeat, CARP, F5 BigIP;</text:p>
      <text:p text:style-name="P21">- Versioning : CVS, Subversion, git;</text:p>
      <text:p text:style-name="P14"><text:tab/>- Firewalls : NetFilter/IPTables, Packet Filter;</text:p>
      <text:p text:style-name="P14"><text:tab/>- Virtualisation : VMWare ESX/ESXi, <text:span text:style-name="T29">Xen, </text:span>qemu, VirtualBox, “zones” Solaris, “jails” FreeBSD;</text:p>
      <text:list xml:id="list1025894522770268710" text:style-name="WW8Num11">
        <text:list-item>
          <text:p text:style-name="P34">Divers : NFS, SNMP, DHCP, NIS/LDAP/Active Directory.</text:p>
        </text:list-item>
        <text:list-item>
          <text:p text:style-name="P52"><text:span text:style-name="T1">Connaissance des langues: </text:span><text:span text:style-name="T15">anglais lu, écrit, parlé</text:span><text:span text:style-name="T1">. Notions d'espagnol.</text:span></text:p>
        </text:list-item>
      </text:list>
      <text:p text:style-name="P3"/>
      <text:p text:style-name="P3"/>
      <text:p text:style-name="P10">Formation</text:p>
      <text:p text:style-name="P15"/>
      <text:list xml:id="list6037531404704422002" text:style-name="WW8Num4">
        <text:list-item>
          <text:p text:style-name="P44"><text:span text:style-name="T1">1999: Obtention du </text:span><text:span text:style-name="T15">DUT Informatique</text:span><text:span text:style-name="T1">, option informatique et génie informatique à l'IUT de Dijon (Université de Bourgogne). </text:span></text:p>
        </text:list-item>
        <text:list-item>
          <text:p text:style-name="P49">1995-1996: DEUG B (sciences de la vie) 1ère année. </text:p>
        </text:list-item>
        <text:list-item>
          <text:p text:style-name="P49">1994-1995: DEUG A (sciences &amp; structure de la matière) 1ère année. </text:p>
        </text:list-item>
        <text:list-item>
          <text:p text:style-name="P49">1994 : Baccalauréat de série D (Mathématiques &amp; Biologie) obtenu à Avallon (89). </text:p>
        </text:list-item>
      </text:list>
      <text:p text:style-name="P16"/>
      <text:p text:style-name="P16"/>
      <text:p text:style-name="P16"/>
      <text:p text:style-name="P10">Réalisations diverses</text:p>
      <text:p text:style-name="P15"/>
      <text:list xml:id="list6370433247225939689" text:style-name="WW8Num7">
        <text:list-item>
          <text:p text:style-name="P45"><text:span text:style-name="T1">Mise en place d'un </text:span><text:a xlink:type="simple" xlink:href="http://tourmentine.com/"><text:span text:style-name="Internet_20_Link"><text:span text:style-name="T23">serveur</text:span></text:span></text:a><text:span text:style-name="T1"> web/ftp/mail personnel sous FreeBSD; création d'une bibliothèque </text:span><text:span text:style-name="T2">PHP</text:span><text:span text:style-name="T1"> permettant de développer rapidement des sites web légers.</text:span></text:p>
        </text:list-item>
        <text:list-item>
          <text:p text:style-name="P45"><text:span text:style-name="T15">Traduction</text:span><text:span text:style-name="T1"> Anglais-Français de la documentation de </text:span><text:a xlink:type="simple" xlink:href="http://www.mplayerhq.hu/"><text:span text:style-name="Internet_20_Link"><text:span text:style-name="T22">Mplayer</text:span></text:span></text:a><text:span text:style-name="Internet_20_Link"><text:span text:style-name="T25"> </text:span></text:span><text:span text:style-name="Internet_20_Link"><text:span text:style-name="T26">(200</text:span></text:span><text:span text:style-name="Internet_20_Link"><text:span text:style-name="T27">2</text:span></text:span><text:span text:style-name="Internet_20_Link"><text:span text:style-name="T26">-200</text:span></text:span><text:span text:style-name="Internet_20_Link"><text:span text:style-name="T27">4</text:span></text:span><text:span text:style-name="Internet_20_Link"><text:span text:style-name="T26">).</text:span></text:span></text:p>
        </text:list-item>
        <text:list-item>
          <text:p text:style-name="P46"><text:span text:style-name="Internet_20_Link"><text:span text:style-name="T26">Contributeur Wikipedia depuis 2009.</text:span></text:span></text:p>
        </text:list-item>
        <text:list-item>
          <text:p text:style-name="P45"><text:span text:style-name="T6">Création et hébergement du</text:span><text:span text:style-name="T19"> </text:span><text:a xlink:type="simple" xlink:href="http://tma.tourmentine.com/"><text:span text:style-name="Internet_20_Link"><text:span text:style-name="T17">site web</text:span></text:span></text:a><text:span text:style-name="T6"> de l'association Train Miniature Avallonnais, maintenance du site</text:span><text:span text:style-name="T19"> </text:span><text:a xlink:type="simple" xlink:href="http://www.aballo.fr/"><text:span text:style-name="Internet_20_Link"><text:span text:style-name="T17">aballo.fr</text:span></text:span></text:a><text:span text:style-name="T6">, revendeur informatique.</text:span></text:p>
        </text:list-item>
      </text:list>
      <text:p text:style-name="P23"/>
      <text:p text:style-name="P23"/>
      <text:p text:style-name="P10">Divers</text:p>
      <text:p text:style-name="P15"/>
      <text:list xml:id="list3456926190920765349" text:style-name="WW8Num5">
        <text:list-item>
          <text:p text:style-name="P47"><text:span text:style-name="T15">Permis B</text:span><text:span text:style-name="T1"> obtenu en 1993.</text:span></text:p>
        </text:list-item>
        <text:list-item>
          <text:p text:style-name="P50">Hobbies: Musique, Lecture, Informatique de loisirs, Jonglage, <text:span text:style-name="T28">Cuisine</text:span>... </text:p>
        </text:list-item>
        <text:list-item>
          <text:p text:style-name="P53">Voyages: France, Angleterre, Itali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Gargi-1.2b1" svg:font-family="Gargi-1.2b"/>
    <style:font-face style:name="Lohit Hindi1" svg:font-family="'Lohit Hindi'"/>
    <style:font-face style:name="Tahoma1" svg:font-family="Tahoma, Lucidasans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DejaVu Sans1" svg:font-family="'DejaVu Sans'" style:font-pitch="variable"/>
    <style:font-face style:name="DejaVu Sans Mono1" svg:font-family="'DejaVu Sans Mono'" style:font-pitch="variable"/>
    <style:font-face style:name="Droid Sans Fallback" svg:font-family="'Droid Sans Fallback'" style:font-pitch="variable"/>
    <style:font-face style:name="Lohit Hindi" svg:font-family="'Lohit Hindi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ahoma" svg:font-family="Tahoma, Lucidasans" style:font-pitch="variable"/>
    <style:font-face style:name="Bitstream Vera Serif" svg:font-family="'Bitstream Vera Serif'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1" svg:font-family="Symbol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background-color="#ffffff" style:punctuation-wrap="simple" style:writing-mode="lr-tb">
        <style:background-image/>
      </style:paragraph-properties>
      <style:text-properties fo:color="#00000a" style:font-name="Bitstream Vera Serif" fo:font-family="'Bitstream Vera Serif'" style:font-family-generic="roman" style:font-pitch="variable" fo:font-size="12pt" fo:language="fr" fo:country="FR" style:letter-kerning="true" style:font-name-asian="Bitstream Vera Sans" style:font-family-asian="'Bitstream Vera Sans'" style:font-pitch-asian="variable" style:font-size-asian="12pt" style:language-asian="zxx" style:country-asian="none" style:font-name-complex="Tahoma" style:font-family-complex="Tahoma, Lucidasan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Gargi-1.2b1" style:font-family-complex="Gargi-1.2b"/>
    </style:style>
    <style:style style:name="Text_20_Body" style:display-name="Text Body" style:family="paragraph" style:parent-style-name="Standard">
      <style:paragraph-properties fo:margin-top="0cm" fo:margin-bottom="0.212cm" style:contextual-spacing="false" fo:background-color="#ffffff">
        <style:background-image/>
      </style:paragraph-properties>
      <style:text-properties fo:background-color="#ffffff"/>
    </style:style>
    <style:style style:name="Table_20_Contents" style:display-name="Table Contents" style:family="paragraph" style:parent-style-name="Standard" style:class="extra">
      <style:paragraph-properties fo:margin-left="0.049cm" fo:margin-right="0.049cm" fo:margin-top="0cm" fo:margin-bottom="0cm" style:contextual-spacing="false" fo:text-align="center" style:justify-single-word="false" fo:keep-together="always" fo:text-indent="0cm" style:auto-text-indent="false" fo:background-color="#ffffcc" text:number-lines="false" text:line-number="0">
        <style:background-image/>
      </style:paragraph-properties>
      <style:text-properties fo:text-shadow="1pt 1pt" fo:background-color="#ffffc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, Lucidasans" style:font-pitch-complex="variabl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/>
      <style:text-properties fo:font-size="6pt" style:font-size-asian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roman" style:font-pitch="variable" fo:font-size="10pt" style:font-name-asian="Droid Sans Fallback" style:font-family-asian="'Droid Sans Fallback'" style:font-pitch-asian="variable" style:font-size-asian="10pt" style:font-name-complex="DejaVu Sans Mono1" style:font-family-complex="'DejaVu Sans Mono'" style:font-pitch-complex="variable" style:font-size-complex="10pt"/>
    </style:style>
    <style:style style:name="Text_20_Body_20_Indent" style:display-name="Text Body Indent" style:family="paragraph" style:parent-style-name="Text_20_Body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WW8Num1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2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3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4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5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6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7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8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9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10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11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12z0" style:family="text">
      <style:text-properties style:font-name="Symbol1" fo:font-family="Symbol" style:font-family-generic="roman" style:font-pitch="variable" fo:font-size="9pt" style:font-size-asian="9pt" style:font-name-complex="StarSymbol1" style:font-family-complex="StarSymbol, 'Arial Unicode MS'" style:font-pitch-complex="variable" style:font-size-complex="9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ootnote_20_Characters" style:display-name="Footnote Characters" style:family="text"/>
    <style:style style:name="Bullets" style:family="text">
      <style:text-properties style:font-name="StarSymbol" fo:font-family="StarSymbol, 'Arial Unicode MS'" style:font-family-generic="roman" style:font-pitch="variable" fo:font-size="9pt" style:font-name-asian="StarSymbol1" style:font-family-asian="StarSymbol, 'Arial Unicode MS'" style:font-pitch-asian="variable" style:font-size-asian="9pt" style:font-name-complex="StarSymbol1" style:font-family-complex="StarSymbol, 'Arial Unicode MS'" style:font-pitch-complex="variable" style:font-size-complex="9pt"/>
    </style:style>
    <style:style style:name="Internet_20_Link" style:display-name="Internet Link" style:family="text">
      <style:text-properties fo:color="#00000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text"/>
    <style:style style:name="WW-Absatz-Standardschriftart111" style:family="text"/>
    <style:style style:name="ListLabel_20_1" style:display-name="ListLabel 1" style:family="text">
      <style:text-properties fo:font-size="9pt" fo:background-color="#ffffff" style:font-size-asian="9pt" style:font-name-complex="Symbol2" style:font-family-complex="Symbol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1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1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6" style:layout-grid-base-height="0.706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8-05T14:30:53</meta:creation-date>
    <dc:date>2014-03-16T12:47:15.380171157</dc:date>
    <meta:print-date>2005-05-26T13:05:00</meta:print-date>
    <meta:editing-cycles>28</meta:editing-cycles>
    <meta:editing-duration>PT15H29M41S</meta:editing-duration>
    <meta:generator>LibreOffice/4.2.2.1$Linux_X86_64 LibreOffice_project/420m0$Build-1</meta:generator>
    <meta:document-statistic meta:table-count="2" meta:image-count="0" meta:object-count="0" meta:page-count="2" meta:paragraph-count="75" meta:word-count="778" meta:character-count="5350" meta:non-whitespace-character-count="4645"/>
  </office:meta>
</office:document-meta>
</file>